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nsolas" fo:font-size="10pt" fo:font-style="italic" fo:font-weight="bold" officeooo:paragraph-rsid="0001efd3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onsolas"/>
    </style:style>
    <style:style style:name="P3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Consolas" fo:font-size="10pt" fo:font-style="italic" fo:font-weight="bold" officeooo:rsid="001291f8" officeooo:paragraph-rsid="001291f8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Consolas" fo:font-size="10pt" fo:font-weight="normal" officeooo:rsid="001291f8" officeooo:paragraph-rsid="001291f8" style:font-size-asian="8.75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Consolas" fo:font-size="10pt" fo:font-weight="normal" officeooo:rsid="001291f8" officeooo:paragraph-rsid="001291f8" style:font-size-asian="8.75pt" style:font-weight-asian="normal" style:font-size-complex="10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99cm" style:auto-text-indent="false" style:page-number="auto" fo:background-color="transparent"/>
      <style:text-properties style:font-name="Consolas" fo:font-size="12pt" fo:font-weight="bold" officeooo:rsid="001291f8" officeooo:paragraph-rsid="001291f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Consolas" fo:font-size="12pt" fo:font-weight="bold" officeooo:rsid="001291f8" officeooo:paragraph-rsid="001291f8" style:font-size-asian="12pt" style:font-weight-asian="bold" style:font-size-complex="12pt" style:font-weight-complex="bold"/>
    </style:style>
    <style:style style:name="T1" style:family="text">
      <style:text-properties officeooo:rsid="00017e3f"/>
    </style:style>
    <style:style style:name="T2" style:family="text">
      <style:text-properties officeooo:rsid="0001efd3"/>
    </style:style>
    <style:style style:name="T3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ntalla de Inicio</text:p>
      <text:p text:style-name="P5">· Botón: Te envía a la pantalla principal.</text:p>
      <text:p text:style-name="P4"/>
      <text:p text:style-name="P7">Pantalla Principal</text:p>
      <text:p text:style-name="P5">· Botón de 3 puntos: Te envía a la pantalla de créditos.</text:p>
      <text:p text:style-name="P5">· Lista Horizontal: Es desplazable de manera horizontal.</text:p>
      <text:p text:style-name="P5">· Galería: Es desplazable de manera vertic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nsolas" fo:font-size="10pt" fo:font-style="italic" fo:font-weight="bold" officeooo:paragraph-rsid="0001efd3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Consolas" fo:font-size="10pt" fo:font-style="italic" fo:font-weight="bold" officeooo:rsid="001291f8" officeooo:paragraph-rsid="001291f8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Consolas"/>
    </style:style>
    <style:style style:name="MT1" style:family="text">
      <style:text-properties officeooo:rsid="00017e3f"/>
    </style:style>
    <style:style style:name="MT2" style:family="text">
      <style:text-properties officeooo:rsid="0001efd3"/>
    </style:style>
    <style:style style:name="MT3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blo Bruno Mimbrera – </text:span><text:span text:style-name="MT2">2ºDAM</text:span></text:p>
        <text:p text:style-name="MP2">Instagram Clone – Manual de uso</text:p>
      </style:header>
      <style:footer>
        <text:p text:style-name="MP3"><text:span text:style-name="MT2">Pág. </text:span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1:58:50.429000000</meta:creation-date>
    <dc:date>2023-11-09T13:39:56.459000000</dc:date>
    <meta:editing-duration>PT9H2M31S</meta:editing-duration>
    <meta:editing-cycles>18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9" meta:word-count="51" meta:character-count="300" meta:non-whitespace-character-count="256"/>
  </office:meta>
</office:document-meta>
</file>